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925" officeooo:paragraph-rsid="00179925"/>
    </style:style>
    <style:style style:name="P2" style:family="paragraph" style:parent-style-name="Standard">
      <style:text-properties fo:font-weight="bold" officeooo:rsid="00193b4c" officeooo:paragraph-rsid="00193b4c" style:font-weight-asian="bold" style:font-weight-complex="bold"/>
    </style:style>
    <style:style style:name="T1" style:family="text">
      <style:text-properties officeooo:rsid="00193b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DTS:</text:p>
      <text:p text:style-name="Standard">dtc -@ -I dts -O dtb -o gpio_led_overlay.dtbo gpio_led.dts</text:p>
      <text:p text:style-name="Standard">sudo cp gpio_led_overlay.dtbo /boot/overlays/</text:p>
      <text:p text:style-name="Standard">sudo nano /boot/<text:span text:style-name="T1">firmwarw/</text:span>config.t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 Clone Raspberry Pi kernel source</text:p>
      <text:p text:style-name="Standard"/>
      <text:p text:style-name="Standard">git clone --depth=1 --branch rpi-6.12.y https://github.com/raspberrypi/linux.git</text:p>
      <text:p text:style-name="Standard"/>
      <text:p text:style-name="Standard"><text:s text:c="4"/>What: Downloads the Raspberry Pi Linux kernel source code for branch rpi-6.12.y (matches your Pi's kernel version).</text:p>
      <text:p text:style-name="Standard"/>
      <text:p text:style-name="Standard"><text:s text:c="4"/>Why: Needed because your module must be built against the exact kernel version running on your Raspberry Pi.</text:p>
      <text:p text:style-name="Standard"><text:soft-page-break/></text:p>
      <text:p text:style-name="Standard"><text:s text:c="4"/>--depth=1: Downloads only the latest commit to save space/time.</text:p>
      <text:p text:style-name="Standard"/>
      <text:p text:style-name="Standard"><text:s text:c="4"/>--branch rpi-6.12.y: Gets the branch for kernel 6.12.y.</text:p>
      <text:p text:style-name="Standard"/>
      <text:p text:style-name="Standard">2. Copy Pi’s running kernel config</text:p>
      <text:p text:style-name="Standard"/>
      <text:p text:style-name="Standard">scp mirafra@192.168.0.251:/boot/config-6.12.25+rpt-rpi-v8 /home/mirafra/LDD_training/platform_drivers/gpio</text:p>
      <text:p text:style-name="Standard"/>
      <text:p text:style-name="Standard"><text:s text:c="4"/>What: Copies the .config file from your Pi’s /boot/ directory to your local machine.</text:p>
      <text:p text:style-name="Standard"/>
      <text:p text:style-name="Standard"><text:s text:c="4"/>Why: This file contains all the kernel configuration options used to build the Pi's running kernel.</text:p>
      <text:p text:style-name="Standard"><text:s text:c="4"/>Without it, your compiled module might not match the Pi's build settings.</text:p>
      <text:p text:style-name="Standard"/>
      <text:p text:style-name="Standard">3. Copy config into kernel source</text:p>
      <text:p text:style-name="Standard"/>
      <text:p text:style-name="Standard">cp ../config-6.12.25+rpt-rpi-v8 .config</text:p>
      <text:p text:style-name="Standard"/>
      <text:p text:style-name="Standard"><text:s text:c="4"/>What: Places the copied config file into the kernel source directory as .config.</text:p>
      <text:p text:style-name="Standard"/>
      <text:p text:style-name="Standard"><text:s text:c="4"/>Why: The kernel build system uses .config to know how the kernel was configured when it was built.</text:p>
      <text:p text:style-name="Standard"/>
      <text:p text:style-name="Standard">4. Prepare kernel build system</text:p>
      <text:p text:style-name="Standard"/>
      <text:p text:style-name="Standard">make ARCH=arm64 CROSS_COMPILE=aarch64-linux-gnu- olddefconfig</text:p>
      <text:p text:style-name="Standard"/>
      <text:p text:style-name="Standard"><text:s text:c="4"/>What: Uses .config to set default configs for missing options (if new kernel options exist).</text:p>
      <text:p text:style-name="Standard"/>
      <text:p text:style-name="Standard"><text:s text:c="4"/>Why: Ensures your build tree is ready to match the Pi's configuration, even if the branch has slight changes.</text:p>
      <text:p text:style-name="Standard"/>
      <text:p text:style-name="Standard">5. Prepare for external module builds</text:p>
      <text:p text:style-name="Standard"/>
      <text:p text:style-name="Standard">make ARCH=arm64 CROSS_COMPILE=aarch64-linux-gnu- modules_prepare</text:p>
      <text:p text:style-name="Standard"/>
      <text:p text:style-name="Standard"><text:s text:c="4"/>What: Prepares the kernel build directory for building external modules.</text:p>
      <text:p text:style-name="Standard"/>
      <text:p text:style-name="Standard"><text:s text:c="4"/>Why: This step does not build the kernel — it just sets up headers and symbols so you can compile a module.</text:p>
      <text:p text:style-name="Standard"/>
      <text:p text:style-name="Standard">6. Go to module’s source directory</text:p>
      <text:p text:style-name="Standard"/>
      <text:p text:style-name="Standard">cd ..</text:p>
      <text:p text:style-name="Standard">vi Makefile</text:p>
      <text:p text:style-name="Standard"/>
      <text:p text:style-name="Standard"><text:s text:c="8"/>What: Opens your driver’s Makefile for editing.</text:p>
      <text:p text:style-name="Standard"/>
      <text:p text:style-name="Standard"><text:s text:c="4"/>Why: You might need to point KDIR to the kernel source directory you just prepared.</text:p>
      <text:p text:style-name="Standard"/>
      <text:p text:style-name="Standard">7. Compile your kernel module</text:p>
      <text:p text:style-name="Standard"><text:soft-page-break/></text:p>
      <text:p text:style-name="Standard">make</text:p>
      <text:p text:style-name="Standard"/>
      <text:p text:style-name="Standard"><text:s text:c="4"/>What: Builds your kernel module (.ko file) using cross-compilation.</text:p>
      <text:p text:style-name="Standard"/>
      <text:p text:style-name="Standard"><text:s text:c="4"/>Why: The Makefile should use ARCH=arm64 and CROSS_COMPILE=aarch64-linux-gnu- so the output is ARM64 binary for Pi.</text:p>
      <text:p text:style-name="Standard"/>
      <text:p text:style-name="Standard">8. Find Module.symvers on Pi</text:p>
      <text:p text:style-name="Standard"/>
      <text:p text:style-name="Standard">sudo find /usr/src -name Module.symvers</text:p>
      <text:p text:style-name="Standard"/>
      <text:p text:style-name="Standard"><text:s text:c="4"/>What: Searches Pi’s /usr/src/ for the Module.symvers file.</text:p>
      <text:p text:style-name="Standard"/>
      <text:p text:style-name="Standard"><text:s text:c="4"/>Why: This file contains symbol version information. If your kernel was built with CONFIG_MODVERSIONS=y, it’s required so your module links with correct symbol versions.</text:p>
      <text:p text:style-name="Standard"/>
      <text:p text:style-name="Standard">9. Copy Module.symvers to local machine</text:p>
      <text:p text:style-name="Standard"/>
      <text:p text:style-name="Standard">scp mirafra@192.168.0.251:/usr/src/linux-headers-6.12.25+rpt-rpi-v8/Module.symvers ~/LDD_training/platform_drivers/gpio/linux/</text:p>
      <text:p text:style-name="Standard"/>
      <text:p text:style-name="Standard"><text:s text:c="4"/>What: Gets the exact Module.symvers from your Pi’s kernel headers.</text:p>
      <text:p text:style-name="Standard"/>
      <text:p text:style-name="Standard"><text:s text:c="4"/>Why: Prevents “Unknown symbol” or “version magic mismatch” errors during module build.</text:p>
      <text:p text:style-name="Standard"/>
      <text:p text:style-name="Standard">10. Build again after adding Module.symvers</text:p>
      <text:p text:style-name="Standard"/>
      <text:p text:style-name="Standard">make</text:p>
      <text:p text:style-name="Standard"/>
      <text:p text:style-name="Standard"><text:s text:c="4"/>What: Rebuilds your driver now that Module.symvers is in place.</text:p>
      <text:p text:style-name="Standard"/>
      <text:p text:style-name="Standard"><text:s text:c="4"/>Why: Ensures symbol versioning matches the Pi’s kernel.</text:p>
      <text:p text:style-name="Standard"/>
      <text:p text:style-name="Standard">11. Send compiled .ko to Raspberry Pi</text:p>
      <text:p text:style-name="Standard"/>
      <text:p text:style-name="Standard">scp -r gpio_led_driver.ko mirafra@192.168.0.251:/home/mirafra/Documents/gpio_cross_compiling</text:p>
      <text:p text:style-name="Standard"/>
      <text:p text:style-name="Standard"><text:s text:c="4"/>What: Copies the compiled driver to the Pi for testing.</text:p>
      <text:p text:style-name="Standard"/>
      <text:p text:style-name="Standard"><text:s text:c="4"/>Why: You can’t run it locally because it’s built for ARM64, not x86.</text:p>
      <text:p text:style-name="Standard"/>
      <text:p text:style-name="Standard">12. Insert the module into the Pi’s kernel</text:p>
      <text:p text:style-name="Standard"/>
      <text:p text:style-name="Standard">insmod gpio_led_driver.ko</text:p>
      <text:p text:style-name="Standard"/>
      <text:p text:style-name="Standard"><text:s text:c="4"/>What: Loads your compiled kernel module into the Pi's running kernel.</text:p>
      <text:p text:style-name="Standard"/>
      <text:p text:style-name="Standard"><text:s text:c="4"/>Why: Activates your driver so it can control the hardware.</text:p>
      <text:p text:style-name="Standard"/>
      <text:p text:style-name="Standard">✅ Summary Flow</text:p>
      <text:p text:style-name="Standard"/>
      <text:p text:style-name="Standard"><text:soft-page-break/><text:s text:c="4"/>Get kernel source matching Pi version →</text:p>
      <text:p text:style-name="Standard"/>
      <text:p text:style-name="Standard"><text:s text:c="4"/>Copy Pi’s .config and Module.symvers →</text:p>
      <text:p text:style-name="Standard"/>
      <text:p text:style-name="Standard"><text:s text:c="4"/>Prepare kernel source for module building →</text:p>
      <text:p text:style-name="Standard"/>
      <text:p text:style-name="Standard"><text:s text:c="4"/>Cross-compile driver on x86 →</text:p>
      <text:p text:style-name="Standard"/>
      <text:p text:style-name="Standard"><text:s text:c="4"/>Send .ko to Pi →</text:p>
      <text:p text:style-name="Standard"/>
      <text:p text:style-name="Standard"><text:s text:c="4"/>Load with insmod.</text:p>
      <text:p text:style-name="Standard"/>
      <text:p text:style-name="P1">Flow chart</text:p>
      <text:p text:style-name="P1"/>
      <text:p text:style-name="P1"><text:s text:c="12"/>┌───────────────────────────────────────────────┐</text:p>
      <text:p text:style-name="P1"><text:s text:c="12"/>│ 1. Get Raspberry Pi Kernel Source <text:s text:c="13"/>│</text:p>
      <text:p text:style-name="P1"><text:s text:c="12"/>│ git clone --depth=1 --branch rpi-6.12.y ... <text:s text:c="3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2. Copy Pi's Kernel Config to Local Machine <text:s text:c="3"/>│</text:p>
      <text:p text:style-name="P1"><text:s text:c="12"/>│ scp /boot/config-6.12.25+rpt-rpi-v8 ... <text:s text:c="8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3. Place config in Kernel Source as .config <text:s text:c="3"/>│</text:p>
      <text:p text:style-name="P1"><text:s text:c="12"/>│ cp config-... .config <text:s text:c="25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4. Sync Config with Kernel Tree <text:s text:c="15"/>│</text:p>
      <text:p text:style-name="P1"><text:s text:c="12"/>│ make ARCH=arm64 CROSS_COMPILE=... olddefconfig 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5. Prepare Kernel for Module Build <text:s text:c="12"/>│</text:p>
      <text:p text:style-name="P1"><text:s text:c="12"/>│ make ARCH=arm64 CROSS_COMPILE=... modules_prepare 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6. Get Pi's Module.symvers <text:s text:c="20"/>│</text:p>
      <text:p text:style-name="P1"><text:s text:c="12"/>│ scp /usr/src/.../Module.symvers ... <text:s text:c="11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7. Edit Driver Makefile to Point to KDIR <text:s text:c="6"/>│</text:p>
      <text:p text:style-name="P1"><text:soft-page-break/><text:s text:c="12"/>│ (Kernel source path) <text:s text:c="26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8. Build Driver on x86 (Cross-compile) <text:s text:c="8"/>│</text:p>
      <text:p text:style-name="P1"><text:s text:c="12"/>│ make ARCH=arm64 CROSS_COMPILE=... <text:s text:c="13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9. Transfer .ko to Raspberry Pi <text:s text:c="15"/>│</text:p>
      <text:p text:style-name="P1"><text:s text:c="12"/>│ scp driver.ko pi@ip:/path <text:s text:c="21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10. Insert Module into Kernel on Pi <text:s text:c="11"/>│</text:p>
      <text:p text:style-name="P1"><text:s text:c="12"/>│ sudo insmod driver.ko <text:s text:c="25"/>│</text:p>
      <text:p text:style-name="P1"><text:s text:c="12"/>└───────────────────────────────────────────────┘</text:p>
      <text:p text:style-name="P1"><text:s text:c="30"/>│</text:p>
      <text:p text:style-name="P1"><text:s text:c="30"/>▼</text:p>
      <text:p text:style-name="P1"><text:s text:c="12"/>┌───────────────────────────────────────────────┐</text:p>
      <text:p text:style-name="P1"><text:s text:c="12"/>│ 11. Verify with dmesg / lsmod <text:s text:c="17"/>│</text:p>
      <text:p text:style-name="P1"><text:s text:c="12"/>└───────────────────────────────────────────────┘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0:17:56.506386545</meta:creation-date>
    <dc:date>2025-08-11T17:28:02.013681577</dc:date>
    <meta:editing-duration>PT2H30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27" meta:word-count="717" meta:character-count="7045" meta:non-whitespace-character-count="4953"/>
  </office:meta>
</office:document-meta>
</file>